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db1" officeooo:paragraph-rsid="00034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 setu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03:13:58.392061228</meta:creation-date>
    <dc:date>2020-07-08T03:14:21.847671875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